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_M=2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394365" calcext:value-type="float">
            <text:p>0.394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815" calcext:value-type="float">
            <text:p>0.40815</text:p>
          </table:table-cell>
          <table:table-cell office:value-type="float" office:value="0.39444" calcext:value-type="float">
            <text:p>0.39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7255" calcext:value-type="float">
            <text:p>0.407255</text:p>
          </table:table-cell>
          <table:table-cell office:value-type="float" office:value="0.39532" calcext:value-type="float">
            <text:p>0.39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4255" calcext:value-type="float">
            <text:p>0.404255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1945" calcext:value-type="float">
            <text:p>0.401945</text:p>
          </table:table-cell>
          <table:table-cell office:value-type="float" office:value="0.40101" calcext:value-type="float">
            <text:p>0.40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726" calcext:value-type="float">
            <text:p>0.39726</text:p>
          </table:table-cell>
          <table:table-cell office:value-type="float" office:value="0.40405" calcext:value-type="float">
            <text:p>0.404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.40879" calcext:value-type="float">
            <text:p>0.408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701" calcext:value-type="float">
            <text:p>0.38701</text:p>
          </table:table-cell>
          <table:table-cell office:value-type="float" office:value="0.41496" calcext:value-type="float">
            <text:p>0.41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9295" calcext:value-type="float">
            <text:p>0.379295</text:p>
          </table:table-cell>
          <table:table-cell office:value-type="float" office:value="0.420765" calcext:value-type="float">
            <text:p>0.4207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4235" calcext:value-type="float">
            <text:p>0.374235</text:p>
          </table:table-cell>
          <table:table-cell office:value-type="float" office:value="0.42771" calcext:value-type="float">
            <text:p>0.427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6625" calcext:value-type="float">
            <text:p>0.366625</text:p>
          </table:table-cell>
          <table:table-cell office:value-type="float" office:value="0.433575" calcext:value-type="float">
            <text:p>0.4335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8845" calcext:value-type="float">
            <text:p>0.358845</text:p>
          </table:table-cell>
          <table:table-cell office:value-type="float" office:value="0.442015" calcext:value-type="float">
            <text:p>0.44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981" calcext:value-type="float">
            <text:p>0.34981</text:p>
          </table:table-cell>
          <table:table-cell office:value-type="float" office:value="0.45063" calcext:value-type="float">
            <text:p>0.450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40485" calcext:value-type="float">
            <text:p>0.340485</text:p>
          </table:table-cell>
          <table:table-cell office:value-type="float" office:value="0.46108" calcext:value-type="float">
            <text:p>0.46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9185" calcext:value-type="float">
            <text:p>0.329185</text:p>
          </table:table-cell>
          <table:table-cell office:value-type="float" office:value="0.46972" calcext:value-type="float">
            <text:p>0.46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816" calcext:value-type="float">
            <text:p>0.31816</text:p>
          </table:table-cell>
          <table:table-cell office:value-type="float" office:value="0.48113" calcext:value-type="float">
            <text:p>0.481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546" calcext:value-type="float">
            <text:p>0.30546</text:p>
          </table:table-cell>
          <table:table-cell office:value-type="float" office:value="0.49433" calcext:value-type="float">
            <text:p>0.494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1275" calcext:value-type="float">
            <text:p>0.291275</text:p>
          </table:table-cell>
          <table:table-cell office:value-type="float" office:value="0.50776" calcext:value-type="float">
            <text:p>0.507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5515" calcext:value-type="float">
            <text:p>0.275515</text:p>
          </table:table-cell>
          <table:table-cell office:value-type="float" office:value="0.525075" calcext:value-type="float">
            <text:p>0.5250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54079" calcext:value-type="float">
            <text:p>0.54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734" calcext:value-type="float">
            <text:p>0.23734</text:p>
          </table:table-cell>
          <table:table-cell office:value-type="float" office:value="0.56117" calcext:value-type="float">
            <text:p>0.561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5435" calcext:value-type="float">
            <text:p>0.215435</text:p>
          </table:table-cell>
          <table:table-cell office:value-type="float" office:value="0.58074" calcext:value-type="float">
            <text:p>0.580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60299" calcext:value-type="float">
            <text:p>0.602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007" calcext:value-type="float">
            <text:p>0.23007</text:p>
          </table:table-cell>
          <table:table-cell office:value-type="float" office:value="0.58589" calcext:value-type="float">
            <text:p>0.585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26435" calcext:value-type="float">
            <text:p>0.426435</text:p>
          </table:table-cell>
          <table:table-cell office:value-type="float" office:value="0.31647" calcext:value-type="float">
            <text:p>0.316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2598" calcext:value-type="float">
            <text:p>0.42598</text:p>
          </table:table-cell>
          <table:table-cell office:value-type="float" office:value="0.31585" calcext:value-type="float">
            <text:p>0.315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4785" calcext:value-type="float">
            <text:p>0.424785</text:p>
          </table:table-cell>
          <table:table-cell office:value-type="float" office:value="0.31039" calcext:value-type="float">
            <text:p>0.310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283" calcext:value-type="float">
            <text:p>0.4283</text:p>
          </table:table-cell>
          <table:table-cell office:value-type="float" office:value="0.30923" calcext:value-type="float">
            <text:p>0.309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6055" calcext:value-type="float">
            <text:p>0.426055</text:p>
          </table:table-cell>
          <table:table-cell office:value-type="float" office:value="0.3046" calcext:value-type="float">
            <text:p>0.30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301045" calcext:value-type="float">
            <text:p>0.3010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2852" calcext:value-type="float">
            <text:p>0.42852</text:p>
          </table:table-cell>
          <table:table-cell office:value-type="float" office:value="0.296975" calcext:value-type="float">
            <text:p>0.2969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3144" calcext:value-type="float">
            <text:p>0.43144</text:p>
          </table:table-cell>
          <table:table-cell office:value-type="float" office:value="0.29356" calcext:value-type="float">
            <text:p>0.293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33445" calcext:value-type="float">
            <text:p>0.43344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28126" calcext:value-type="float">
            <text:p>0.281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47855" calcext:value-type="float">
            <text:p>0.447855</text:p>
          </table:table-cell>
          <table:table-cell office:value-type="float" office:value="0.27158" calcext:value-type="float">
            <text:p>0.271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55845" calcext:value-type="float">
            <text:p>0.455845</text:p>
          </table:table-cell>
          <table:table-cell office:value-type="float" office:value="0.26044" calcext:value-type="float">
            <text:p>0.260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7195" calcext:value-type="float">
            <text:p>0.467195</text:p>
          </table:table-cell>
          <table:table-cell office:value-type="float" office:value="0.24721" calcext:value-type="float">
            <text:p>0.247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82155" calcext:value-type="float">
            <text:p>0.482155</text:p>
          </table:table-cell>
          <table:table-cell office:value-type="float" office:value="0.23318" calcext:value-type="float">
            <text:p>0.233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02575" calcext:value-type="float">
            <text:p>0.502575</text:p>
          </table:table-cell>
          <table:table-cell office:value-type="float" office:value="0.210795" calcext:value-type="float">
            <text:p>0.2107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4935" calcext:value-type="float">
            <text:p>0.524935</text:p>
          </table:table-cell>
          <table:table-cell office:value-type="float" office:value="0.188075" calcext:value-type="float">
            <text:p>0.1880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55055" calcext:value-type="float">
            <text:p>0.555055</text:p>
          </table:table-cell>
          <table:table-cell office:value-type="float" office:value="0.15316" calcext:value-type="float">
            <text:p>0.153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7852" calcext:value-type="float">
            <text:p>0.57852</text:p>
          </table:table-cell>
          <table:table-cell office:value-type="float" office:value="0.118795" calcext:value-type="float">
            <text:p>0.1187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5835" calcext:value-type="float">
            <text:p>0.505835</text:p>
          </table:table-cell>
          <table:table-cell office:value-type="float" office:value="0.094695" calcext:value-type="float">
            <text:p>0.0946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3205" calcext:value-type="float">
            <text:p>0.083205</text:p>
          </table:table-cell>
          <table:table-cell office:value-type="float" office:value="0.0637" calcext:value-type="float">
            <text:p>0.06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785" calcext:value-type="float">
            <text:p>0.018785</text:p>
          </table:table-cell>
          <table:table-cell office:value-type="float" office:value="0.01494" calcext:value-type="float">
            <text:p>0.014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265" calcext:value-type="float">
            <text:p>0.0062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4695" calcext:value-type="float">
            <text:p>0.0046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04205" calcext:value-type="float">
            <text:p>0.0042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003985" calcext:value-type="float">
            <text:p>0.0039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3845" calcext:value-type="float">
            <text:p>0.0038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03735" calcext:value-type="float">
            <text:p>0.0037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003635" calcext:value-type="float">
            <text:p>0.0036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356" calcext:value-type="float">
            <text:p>0.003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.00346" calcext:value-type="float">
            <text:p>0.003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455" calcext:value-type="float">
            <text:p>0.0034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4145" calcext:value-type="float">
            <text:p>0.004145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4035" calcext:value-type="float">
            <text:p>0.004035</text:p>
          </table:table-cell>
          <table:table-cell office:value-type="float" office:value="0.003325" calcext:value-type="float">
            <text:p>0.0033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327" calcext:value-type="float">
            <text:p>0.003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322" calcext:value-type="float">
            <text:p>0.003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315" calcext:value-type="float">
            <text:p>0.003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315" calcext:value-type="float">
            <text:p>0.00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308" calcext:value-type="float">
            <text:p>0.003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06" calcext:value-type="float">
            <text:p>0.003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035" calcext:value-type="float">
            <text:p>0.0030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297" calcext:value-type="float">
            <text:p>0.002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2975" calcext:value-type="float">
            <text:p>0.0029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293" calcext:value-type="float">
            <text:p>0.002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2885" calcext:value-type="float">
            <text:p>0.0028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84" calcext:value-type="float">
            <text:p>0.002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.00283" calcext:value-type="float">
            <text:p>0.002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2795" calcext:value-type="float">
            <text:p>0.0027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276" calcext:value-type="float">
            <text:p>0.002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2725" calcext:value-type="float">
            <text:p>0.0027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2735" calcext:value-type="float">
            <text:p>0.0027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705" calcext:value-type="float">
            <text:p>0.0027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271" calcext:value-type="float">
            <text:p>0.002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2625" calcext:value-type="float">
            <text:p>0.0026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259" calcext:value-type="float">
            <text:p>0.002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261" calcext:value-type="float">
            <text:p>0.002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256" calcext:value-type="float">
            <text:p>0.002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256" calcext:value-type="float">
            <text:p>0.002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525" calcext:value-type="float">
            <text:p>0.0025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49" calcext:value-type="float">
            <text:p>0.002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002465" calcext:value-type="float">
            <text:p>0.0024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2435" calcext:value-type="float">
            <text:p>0.0024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0.00244" calcext:value-type="float">
            <text:p>0.002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2375" calcext:value-type="float">
            <text:p>0.0023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00238" calcext:value-type="float">
            <text:p>0.002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231" calcext:value-type="float">
            <text:p>0.002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39" calcext:value-type="float">
            <text:p>0.000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l_M=4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0985" calcext:value-type="float">
            <text:p>0.410985</text:p>
          </table:table-cell>
          <table:table-cell office:value-type="float" office:value="0.39321" calcext:value-type="float">
            <text:p>0.39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9635" calcext:value-type="float">
            <text:p>0.409635</text:p>
          </table:table-cell>
          <table:table-cell office:value-type="float" office:value="0.393875" calcext:value-type="float">
            <text:p>0.393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753" calcext:value-type="float">
            <text:p>0.40753</text:p>
          </table:table-cell>
          <table:table-cell office:value-type="float" office:value="0.395665" calcext:value-type="float">
            <text:p>0.395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616" calcext:value-type="float">
            <text:p>0.40616</text:p>
          </table:table-cell>
          <table:table-cell office:value-type="float" office:value="0.399155" calcext:value-type="float">
            <text:p>0.399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1315" calcext:value-type="float">
            <text:p>0.401315</text:p>
          </table:table-cell>
          <table:table-cell office:value-type="float" office:value="0.401085" calcext:value-type="float">
            <text:p>0.4010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7965" calcext:value-type="float">
            <text:p>0.397965</text:p>
          </table:table-cell>
          <table:table-cell office:value-type="float" office:value="0.40556" calcext:value-type="float">
            <text:p>0.40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235" calcext:value-type="float">
            <text:p>0.39235</text:p>
          </table:table-cell>
          <table:table-cell office:value-type="float" office:value="0.410905" calcext:value-type="float">
            <text:p>0.410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4625" calcext:value-type="float">
            <text:p>0.384625</text:p>
          </table:table-cell>
          <table:table-cell office:value-type="float" office:value="0.41797" calcext:value-type="float">
            <text:p>0.417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8585" calcext:value-type="float">
            <text:p>0.378585</text:p>
          </table:table-cell>
          <table:table-cell office:value-type="float" office:value="0.425735" calcext:value-type="float">
            <text:p>0.425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8845" calcext:value-type="float">
            <text:p>0.368845</text:p>
          </table:table-cell>
          <table:table-cell office:value-type="float" office:value="0.43268" calcext:value-type="float">
            <text:p>0.432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441575" calcext:value-type="float">
            <text:p>0.4415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1965" calcext:value-type="float">
            <text:p>0.351965</text:p>
          </table:table-cell>
          <table:table-cell office:value-type="float" office:value="0.44894" calcext:value-type="float">
            <text:p>0.448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2305" calcext:value-type="float">
            <text:p>0.342305</text:p>
          </table:table-cell>
          <table:table-cell office:value-type="float" office:value="0.45951" calcext:value-type="float">
            <text:p>0.459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1545" calcext:value-type="float">
            <text:p>0.331545</text:p>
          </table:table-cell>
          <table:table-cell office:value-type="float" office:value="0.469725" calcext:value-type="float">
            <text:p>0.4697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0155" calcext:value-type="float">
            <text:p>0.320155</text:p>
          </table:table-cell>
          <table:table-cell office:value-type="float" office:value="0.480975" calcext:value-type="float">
            <text:p>0.480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9075" calcext:value-type="float">
            <text:p>0.309075</text:p>
          </table:table-cell>
          <table:table-cell office:value-type="float" office:value="0.4924" calcext:value-type="float">
            <text:p>0.49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6305" calcext:value-type="float">
            <text:p>0.296305</text:p>
          </table:table-cell>
          <table:table-cell office:value-type="float" office:value="0.502865" calcext:value-type="float">
            <text:p>0.5028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4275" calcext:value-type="float">
            <text:p>0.284275</text:p>
          </table:table-cell>
          <table:table-cell office:value-type="float" office:value="0.515825" calcext:value-type="float">
            <text:p>0.5158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061" calcext:value-type="float">
            <text:p>0.27061</text:p>
          </table:table-cell>
          <table:table-cell office:value-type="float" office:value="0.5288" calcext:value-type="float">
            <text:p>0.5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684" calcext:value-type="float">
            <text:p>0.25684</text:p>
          </table:table-cell>
          <table:table-cell office:value-type="float" office:value="0.542155" calcext:value-type="float">
            <text:p>0.5421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4147" calcext:value-type="float">
            <text:p>0.24147</text:p>
          </table:table-cell>
          <table:table-cell office:value-type="float" office:value="0.557445" calcext:value-type="float">
            <text:p>0.557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566" calcext:value-type="float">
            <text:p>0.22566</text:p>
          </table:table-cell>
          <table:table-cell office:value-type="float" office:value="0.57093" calcext:value-type="float">
            <text:p>0.570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13525" calcext:value-type="float">
            <text:p>0.213525</text:p>
          </table:table-cell>
          <table:table-cell office:value-type="float" office:value="0.585625" calcext:value-type="float">
            <text:p>0.5856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2855" calcext:value-type="float">
            <text:p>0.262855</text:p>
          </table:table-cell>
          <table:table-cell office:value-type="float" office:value="0.55446" calcext:value-type="float">
            <text:p>0.554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454" calcext:value-type="float">
            <text:p>0.47454</text:p>
          </table:table-cell>
          <table:table-cell office:value-type="float" office:value="0.27353" calcext:value-type="float">
            <text:p>0.273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7499" calcext:value-type="float">
            <text:p>0.47499</text:p>
          </table:table-cell>
          <table:table-cell office:value-type="float" office:value="0.27271" calcext:value-type="float">
            <text:p>0.272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7527" calcext:value-type="float">
            <text:p>0.47527</text:p>
          </table:table-cell>
          <table:table-cell office:value-type="float" office:value="0.267495" calcext:value-type="float">
            <text:p>0.2674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656" calcext:value-type="float">
            <text:p>0.47656</text:p>
          </table:table-cell>
          <table:table-cell office:value-type="float" office:value="0.26654" calcext:value-type="float">
            <text:p>0.266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7136" calcext:value-type="float">
            <text:p>0.47136</text:p>
          </table:table-cell>
          <table:table-cell office:value-type="float" office:value="0.26676" calcext:value-type="float">
            <text:p>0.266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71565" calcext:value-type="float">
            <text:p>0.471565</text:p>
          </table:table-cell>
          <table:table-cell office:value-type="float" office:value="0.267485" calcext:value-type="float">
            <text:p>0.2674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6829" calcext:value-type="float">
            <text:p>0.46829</text:p>
          </table:table-cell>
          <table:table-cell office:value-type="float" office:value="0.265365" calcext:value-type="float">
            <text:p>0.2653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69235" calcext:value-type="float">
            <text:p>0.469235</text:p>
          </table:table-cell>
          <table:table-cell office:value-type="float" office:value="0.265465" calcext:value-type="float">
            <text:p>0.2654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68815" calcext:value-type="float">
            <text:p>0.468815</text:p>
          </table:table-cell>
          <table:table-cell office:value-type="float" office:value="0.26582" calcext:value-type="float">
            <text:p>0.265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26293" calcext:value-type="float">
            <text:p>0.262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66185" calcext:value-type="float">
            <text:p>0.466185</text:p>
          </table:table-cell>
          <table:table-cell office:value-type="float" office:value="0.26415" calcext:value-type="float">
            <text:p>0.264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6436" calcext:value-type="float">
            <text:p>0.46436</text:p>
          </table:table-cell>
          <table:table-cell office:value-type="float" office:value="0.26105" calcext:value-type="float">
            <text:p>0.261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422" calcext:value-type="float">
            <text:p>0.46422</text:p>
          </table:table-cell>
          <table:table-cell office:value-type="float" office:value="0.259515" calcext:value-type="float">
            <text:p>0.2595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66935" calcext:value-type="float">
            <text:p>0.466935</text:p>
          </table:table-cell>
          <table:table-cell office:value-type="float" office:value="0.259145" calcext:value-type="float">
            <text:p>0.2591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25721" calcext:value-type="float">
            <text:p>0.257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6465" calcext:value-type="float">
            <text:p>0.466465</text:p>
          </table:table-cell>
          <table:table-cell office:value-type="float" office:value="0.254375" calcext:value-type="float">
            <text:p>0.2543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65375" calcext:value-type="float">
            <text:p>0.465375</text:p>
          </table:table-cell>
          <table:table-cell office:value-type="float" office:value="0.253495" calcext:value-type="float">
            <text:p>0.2534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67015" calcext:value-type="float">
            <text:p>0.467015</text:p>
          </table:table-cell>
          <table:table-cell office:value-type="float" office:value="0.25255" calcext:value-type="float">
            <text:p>0.252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66585" calcext:value-type="float">
            <text:p>0.466585</text:p>
          </table:table-cell>
          <table:table-cell office:value-type="float" office:value="0.25055" calcext:value-type="float">
            <text:p>0.250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67605" calcext:value-type="float">
            <text:p>0.467605</text:p>
          </table:table-cell>
          <table:table-cell office:value-type="float" office:value="0.248645" calcext:value-type="float">
            <text:p>0.2486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66425" calcext:value-type="float">
            <text:p>0.466425</text:p>
          </table:table-cell>
          <table:table-cell office:value-type="float" office:value="0.24649" calcext:value-type="float">
            <text:p>0.246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7072" calcext:value-type="float">
            <text:p>0.47072</text:p>
          </table:table-cell>
          <table:table-cell office:value-type="float" office:value="0.245085" calcext:value-type="float">
            <text:p>0.2450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938" calcext:value-type="float">
            <text:p>0.46938</text:p>
          </table:table-cell>
          <table:table-cell office:value-type="float" office:value="0.24025" calcext:value-type="float">
            <text:p>0.240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6035" calcext:value-type="float">
            <text:p>0.476035</text:p>
          </table:table-cell>
          <table:table-cell office:value-type="float" office:value="0.238805" calcext:value-type="float">
            <text:p>0.2388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75425" calcext:value-type="float">
            <text:p>0.475425</text:p>
          </table:table-cell>
          <table:table-cell office:value-type="float" office:value="0.23207" calcext:value-type="float">
            <text:p>0.23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1755" calcext:value-type="float">
            <text:p>0.481755</text:p>
          </table:table-cell>
          <table:table-cell office:value-type="float" office:value="0.228735" calcext:value-type="float">
            <text:p>0.2287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224075" calcext:value-type="float">
            <text:p>0.2240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8861" calcext:value-type="float">
            <text:p>0.48861</text:p>
          </table:table-cell>
          <table:table-cell office:value-type="float" office:value="0.21634" calcext:value-type="float">
            <text:p>0.216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209725" calcext:value-type="float">
            <text:p>0.2097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02565" calcext:value-type="float">
            <text:p>0.502565</text:p>
          </table:table-cell>
          <table:table-cell office:value-type="float" office:value="0.20281" calcext:value-type="float">
            <text:p>0.202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0945" calcext:value-type="float">
            <text:p>0.50945</text:p>
          </table:table-cell>
          <table:table-cell office:value-type="float" office:value="0.193055" calcext:value-type="float">
            <text:p>0.1930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2" calcext:value-type="float">
            <text:p>0.522</text:p>
          </table:table-cell>
          <table:table-cell office:value-type="float" office:value="0.184865" calcext:value-type="float">
            <text:p>0.1848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3045" calcext:value-type="float">
            <text:p>0.53045</text:p>
          </table:table-cell>
          <table:table-cell office:value-type="float" office:value="0.170445" calcext:value-type="float">
            <text:p>0.1704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45985" calcext:value-type="float">
            <text:p>0.545985</text:p>
          </table:table-cell>
          <table:table-cell office:value-type="float" office:value="0.15857" calcext:value-type="float">
            <text:p>0.158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60425" calcext:value-type="float">
            <text:p>0.560425</text:p>
          </table:table-cell>
          <table:table-cell office:value-type="float" office:value="0.13983" calcext:value-type="float">
            <text:p>0.139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79265" calcext:value-type="float">
            <text:p>0.579265</text:p>
          </table:table-cell>
          <table:table-cell office:value-type="float" office:value="0.123965" calcext:value-type="float">
            <text:p>0.1239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97565" calcext:value-type="float">
            <text:p>0.597565</text:p>
          </table:table-cell>
          <table:table-cell office:value-type="float" office:value="0.100195" calcext:value-type="float">
            <text:p>0.1001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97235" calcext:value-type="float">
            <text:p>0.597235</text:p>
          </table:table-cell>
          <table:table-cell office:value-type="float" office:value="0.07772" calcext:value-type="float">
            <text:p>0.077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84545" calcext:value-type="float">
            <text:p>0.484545</text:p>
          </table:table-cell>
          <table:table-cell office:value-type="float" office:value="0.06366" calcext:value-type="float">
            <text:p>0.063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7145" calcext:value-type="float">
            <text:p>0.027145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4015" calcext:value-type="float">
            <text:p>0.0040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255" calcext:value-type="float">
            <text:p>0.002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204" calcext:value-type="float">
            <text:p>0.002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1995" calcext:value-type="float">
            <text:p>0.0019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001945" calcext:value-type="float">
            <text:p>0.0019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.00194" calcext:value-type="float">
            <text:p>0.001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187" calcext:value-type="float">
            <text:p>0.001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183" calcext:value-type="float">
            <text:p>0.001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1815" calcext:value-type="float">
            <text:p>0.0018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181" calcext:value-type="float">
            <text:p>0.001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179" calcext:value-type="float">
            <text:p>0.001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178" calcext:value-type="float">
            <text:p>0.001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0.001745" calcext:value-type="float">
            <text:p>0.0017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174" calcext:value-type="float">
            <text:p>0.001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1675" calcext:value-type="float">
            <text:p>0.0016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67" calcext:value-type="float">
            <text:p>0.001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165" calcext:value-type="float">
            <text:p>0.001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4" calcext:value-type="float">
            <text:p>0.001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0.00161" calcext:value-type="float">
            <text:p>0.001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158" calcext:value-type="float">
            <text:p>0.001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1545" calcext:value-type="float">
            <text:p>0.0015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1535" calcext:value-type="float">
            <text:p>0.0015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535" calcext:value-type="float">
            <text:p>0.0015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1515" calcext:value-type="float">
            <text:p>0.0015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48" calcext:value-type="float">
            <text:p>0.001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.001485" calcext:value-type="float">
            <text:p>0.0014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46" calcext:value-type="float">
            <text:p>0.001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445" calcext:value-type="float">
            <text:p>0.0014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143" calcext:value-type="float">
            <text:p>0.00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001395" calcext:value-type="float">
            <text:p>0.0013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39" calcext:value-type="float">
            <text:p>0.001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195" calcext:value-type="float">
            <text:p>0.002195</text:p>
          </table:table-cell>
          <table:table-cell office:value-type="float" office:value="0.001365" calcext:value-type="float">
            <text:p>0.0013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335" calcext:value-type="float">
            <text:p>0.0013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00132" calcext:value-type="float">
            <text:p>0.001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0.001305" calcext:value-type="float">
            <text:p>0.0013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129" calcext:value-type="float">
            <text:p>0.001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001285" calcext:value-type="float">
            <text:p>0.0012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35" calcext:value-type="float">
            <text:p>0.0012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08" calcext:value-type="float">
            <text:p>0.00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l_M=6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2755" calcext:value-type="float">
            <text:p>0.412755</text:p>
          </table:table-cell>
          <table:table-cell office:value-type="float" office:value="0.392395" calcext:value-type="float">
            <text:p>0.392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0995" calcext:value-type="float">
            <text:p>0.410995</text:p>
          </table:table-cell>
          <table:table-cell office:value-type="float" office:value="0.39354" calcext:value-type="float">
            <text:p>0.39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846" calcext:value-type="float">
            <text:p>0.40846</text:p>
          </table:table-cell>
          <table:table-cell office:value-type="float" office:value="0.395575" calcext:value-type="float">
            <text:p>0.395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5745" calcext:value-type="float">
            <text:p>0.405745</text:p>
          </table:table-cell>
          <table:table-cell office:value-type="float" office:value="0.398875" calcext:value-type="float">
            <text:p>0.398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267" calcext:value-type="float">
            <text:p>0.40267</text:p>
          </table:table-cell>
          <table:table-cell office:value-type="float" office:value="0.40211" calcext:value-type="float">
            <text:p>0.40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407305" calcext:value-type="float">
            <text:p>0.407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1185" calcext:value-type="float">
            <text:p>0.391185</text:p>
          </table:table-cell>
          <table:table-cell office:value-type="float" office:value="0.41309" calcext:value-type="float">
            <text:p>0.41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417" calcext:value-type="float">
            <text:p>0.38417</text:p>
          </table:table-cell>
          <table:table-cell office:value-type="float" office:value="0.41921" calcext:value-type="float">
            <text:p>0.41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7505" calcext:value-type="float">
            <text:p>0.377505</text:p>
          </table:table-cell>
          <table:table-cell office:value-type="float" office:value="0.426075" calcext:value-type="float">
            <text:p>0.426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026" calcext:value-type="float">
            <text:p>0.37026</text:p>
          </table:table-cell>
          <table:table-cell office:value-type="float" office:value="0.433535" calcext:value-type="float">
            <text:p>0.4335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254" calcext:value-type="float">
            <text:p>0.36254</text:p>
          </table:table-cell>
          <table:table-cell office:value-type="float" office:value="0.440835" calcext:value-type="float">
            <text:p>0.4408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3975" calcext:value-type="float">
            <text:p>0.353975</text:p>
          </table:table-cell>
          <table:table-cell office:value-type="float" office:value="0.448895" calcext:value-type="float">
            <text:p>0.4488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506" calcext:value-type="float">
            <text:p>0.34506</text:p>
          </table:table-cell>
          <table:table-cell office:value-type="float" office:value="0.457015" calcext:value-type="float">
            <text:p>0.457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595" calcext:value-type="float">
            <text:p>0.33595</text:p>
          </table:table-cell>
          <table:table-cell office:value-type="float" office:value="0.466335" calcext:value-type="float">
            <text:p>0.466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611" calcext:value-type="float">
            <text:p>0.32611</text:p>
          </table:table-cell>
          <table:table-cell office:value-type="float" office:value="0.476155" calcext:value-type="float">
            <text:p>0.476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5555" calcext:value-type="float">
            <text:p>0.315555</text:p>
          </table:table-cell>
          <table:table-cell office:value-type="float" office:value="0.48635" calcext:value-type="float">
            <text:p>0.486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4545" calcext:value-type="float">
            <text:p>0.304545</text:p>
          </table:table-cell>
          <table:table-cell office:value-type="float" office:value="0.496515" calcext:value-type="float">
            <text:p>0.4965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3205" calcext:value-type="float">
            <text:p>0.293205</text:p>
          </table:table-cell>
          <table:table-cell office:value-type="float" office:value="0.506925" calcext:value-type="float">
            <text:p>0.5069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1935" calcext:value-type="float">
            <text:p>0.519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8935" calcext:value-type="float">
            <text:p>0.268935</text:p>
          </table:table-cell>
          <table:table-cell office:value-type="float" office:value="0.531005" calcext:value-type="float">
            <text:p>0.531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6435" calcext:value-type="float">
            <text:p>0.256435</text:p>
          </table:table-cell>
          <table:table-cell office:value-type="float" office:value="0.54292" calcext:value-type="float">
            <text:p>0.542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4462" calcext:value-type="float">
            <text:p>0.24462</text:p>
          </table:table-cell>
          <table:table-cell office:value-type="float" office:value="0.55401" calcext:value-type="float">
            <text:p>0.554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536" calcext:value-type="float">
            <text:p>0.23536</text:p>
          </table:table-cell>
          <table:table-cell office:value-type="float" office:value="0.56429" calcext:value-type="float">
            <text:p>0.56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95335" calcext:value-type="float">
            <text:p>0.295335</text:p>
          </table:table-cell>
          <table:table-cell office:value-type="float" office:value="0.5264" calcext:value-type="float">
            <text:p>0.5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1056" calcext:value-type="float">
            <text:p>0.51056</text:p>
          </table:table-cell>
          <table:table-cell office:value-type="float" office:value="0.24123" calcext:value-type="float">
            <text:p>0.241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1326" calcext:value-type="float">
            <text:p>0.51326</text:p>
          </table:table-cell>
          <table:table-cell office:value-type="float" office:value="0.24159" calcext:value-type="float">
            <text:p>0.241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23685" calcext:value-type="float">
            <text:p>0.236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241" calcext:value-type="float">
            <text:p>0.51241</text:p>
          </table:table-cell>
          <table:table-cell office:value-type="float" office:value="0.237235" calcext:value-type="float">
            <text:p>0.2372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05785" calcext:value-type="float">
            <text:p>0.505785</text:p>
          </table:table-cell>
          <table:table-cell office:value-type="float" office:value="0.2365" calcext:value-type="float">
            <text:p>0.23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09225" calcext:value-type="float">
            <text:p>0.509225</text:p>
          </table:table-cell>
          <table:table-cell office:value-type="float" office:value="0.237485" calcext:value-type="float">
            <text:p>0.2374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0546" calcext:value-type="float">
            <text:p>0.50546</text:p>
          </table:table-cell>
          <table:table-cell office:value-type="float" office:value="0.236695" calcext:value-type="float">
            <text:p>0.2366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03525" calcext:value-type="float">
            <text:p>0.503525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02715" calcext:value-type="float">
            <text:p>0.502715</text:p>
          </table:table-cell>
          <table:table-cell office:value-type="float" office:value="0.23561" calcext:value-type="float">
            <text:p>0.235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0321" calcext:value-type="float">
            <text:p>0.50321</text:p>
          </table:table-cell>
          <table:table-cell office:value-type="float" office:value="0.233845" calcext:value-type="float">
            <text:p>0.2338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99935" calcext:value-type="float">
            <text:p>0.499935</text:p>
          </table:table-cell>
          <table:table-cell office:value-type="float" office:value="0.234285" calcext:value-type="float">
            <text:p>0.234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0232" calcext:value-type="float">
            <text:p>0.50232</text:p>
          </table:table-cell>
          <table:table-cell office:value-type="float" office:value="0.234315" calcext:value-type="float">
            <text:p>0.234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9752" calcext:value-type="float">
            <text:p>0.49752</text:p>
          </table:table-cell>
          <table:table-cell office:value-type="float" office:value="0.233295" calcext:value-type="float">
            <text:p>0.2332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99415" calcext:value-type="float">
            <text:p>0.499415</text:p>
          </table:table-cell>
          <table:table-cell office:value-type="float" office:value="0.234215" calcext:value-type="float">
            <text:p>0.2342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9525" calcext:value-type="float">
            <text:p>0.49525</text:p>
          </table:table-cell>
          <table:table-cell office:value-type="float" office:value="0.232555" calcext:value-type="float">
            <text:p>0.2325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954" calcext:value-type="float">
            <text:p>0.49954</text:p>
          </table:table-cell>
          <table:table-cell office:value-type="float" office:value="0.232105" calcext:value-type="float">
            <text:p>0.2321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97685" calcext:value-type="float">
            <text:p>0.497685</text:p>
          </table:table-cell>
          <table:table-cell office:value-type="float" office:value="0.23185" calcext:value-type="float">
            <text:p>0.231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95425" calcext:value-type="float">
            <text:p>0.495425</text:p>
          </table:table-cell>
          <table:table-cell office:value-type="float" office:value="0.229915" calcext:value-type="float">
            <text:p>0.2299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9428" calcext:value-type="float">
            <text:p>0.49428</text:p>
          </table:table-cell>
          <table:table-cell office:value-type="float" office:value="0.231275" calcext:value-type="float">
            <text:p>0.2312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9384" calcext:value-type="float">
            <text:p>0.49384</text:p>
          </table:table-cell>
          <table:table-cell office:value-type="float" office:value="0.230615" calcext:value-type="float">
            <text:p>0.2306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411" calcext:value-type="float">
            <text:p>0.49411</text:p>
          </table:table-cell>
          <table:table-cell office:value-type="float" office:value="0.231575" calcext:value-type="float">
            <text:p>0.2315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91475" calcext:value-type="float">
            <text:p>0.491475</text:p>
          </table:table-cell>
          <table:table-cell office:value-type="float" office:value="0.22924" calcext:value-type="float">
            <text:p>0.229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89575" calcext:value-type="float">
            <text:p>0.489575</text:p>
          </table:table-cell>
          <table:table-cell office:value-type="float" office:value="0.229445" calcext:value-type="float">
            <text:p>0.2294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9223" calcext:value-type="float">
            <text:p>0.49223</text:p>
          </table:table-cell>
          <table:table-cell office:value-type="float" office:value="0.22966" calcext:value-type="float">
            <text:p>0.229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895" calcext:value-type="float">
            <text:p>0.48895</text:p>
          </table:table-cell>
          <table:table-cell office:value-type="float" office:value="0.227565" calcext:value-type="float">
            <text:p>0.2275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445" calcext:value-type="float">
            <text:p>0.49445</text:p>
          </table:table-cell>
          <table:table-cell office:value-type="float" office:value="0.226395" calcext:value-type="float">
            <text:p>0.2263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9307" calcext:value-type="float">
            <text:p>0.49307</text:p>
          </table:table-cell>
          <table:table-cell office:value-type="float" office:value="0.22463" calcext:value-type="float">
            <text:p>0.224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91865" calcext:value-type="float">
            <text:p>0.491865</text:p>
          </table:table-cell>
          <table:table-cell office:value-type="float" office:value="0.22281" calcext:value-type="float">
            <text:p>0.222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5225" calcext:value-type="float">
            <text:p>0.495225</text:p>
          </table:table-cell>
          <table:table-cell office:value-type="float" office:value="0.22331" calcext:value-type="float">
            <text:p>0.223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9076" calcext:value-type="float">
            <text:p>0.49076</text:p>
          </table:table-cell>
          <table:table-cell office:value-type="float" office:value="0.21975" calcext:value-type="float">
            <text:p>0.219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4395" calcext:value-type="float">
            <text:p>0.494395</text:p>
          </table:table-cell>
          <table:table-cell office:value-type="float" office:value="0.22093" calcext:value-type="float">
            <text:p>0.220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91815" calcext:value-type="float">
            <text:p>0.491815</text:p>
          </table:table-cell>
          <table:table-cell office:value-type="float" office:value="0.218835" calcext:value-type="float">
            <text:p>0.2188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034" calcext:value-type="float">
            <text:p>0.49034</text:p>
          </table:table-cell>
          <table:table-cell office:value-type="float" office:value="0.218135" calcext:value-type="float">
            <text:p>0.2181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9503" calcext:value-type="float">
            <text:p>0.49503</text:p>
          </table:table-cell>
          <table:table-cell office:value-type="float" office:value="0.2178" calcext:value-type="float">
            <text:p>0.21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293" calcext:value-type="float">
            <text:p>0.49293</text:p>
          </table:table-cell>
          <table:table-cell office:value-type="float" office:value="0.214885" calcext:value-type="float">
            <text:p>0.214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6165" calcext:value-type="float">
            <text:p>0.496165</text:p>
          </table:table-cell>
          <table:table-cell office:value-type="float" office:value="0.21484" calcext:value-type="float">
            <text:p>0.214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96175" calcext:value-type="float">
            <text:p>0.496175</text:p>
          </table:table-cell>
          <table:table-cell office:value-type="float" office:value="0.21257" calcext:value-type="float">
            <text:p>0.212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21013" calcext:value-type="float">
            <text:p>0.210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97465" calcext:value-type="float">
            <text:p>0.497465</text:p>
          </table:table-cell>
          <table:table-cell office:value-type="float" office:value="0.20914" calcext:value-type="float">
            <text:p>0.209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20611" calcext:value-type="float">
            <text:p>0.206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02765" calcext:value-type="float">
            <text:p>0.502765</text:p>
          </table:table-cell>
          <table:table-cell office:value-type="float" office:value="0.204045" calcext:value-type="float">
            <text:p>0.2040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0223" calcext:value-type="float">
            <text:p>0.50223</text:p>
          </table:table-cell>
          <table:table-cell office:value-type="float" office:value="0.20042" calcext:value-type="float">
            <text:p>0.200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19704" calcext:value-type="float">
            <text:p>0.197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113" calcext:value-type="float">
            <text:p>0.5113</text:p>
          </table:table-cell>
          <table:table-cell office:value-type="float" office:value="0.194755" calcext:value-type="float">
            <text:p>0.1947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11565" calcext:value-type="float">
            <text:p>0.511565</text:p>
          </table:table-cell>
          <table:table-cell office:value-type="float" office:value="0.18821" calcext:value-type="float">
            <text:p>0.188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18605" calcext:value-type="float">
            <text:p>0.518605</text:p>
          </table:table-cell>
          <table:table-cell office:value-type="float" office:value="0.184855" calcext:value-type="float">
            <text:p>0.1848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23445" calcext:value-type="float">
            <text:p>0.523445</text:p>
          </table:table-cell>
          <table:table-cell office:value-type="float" office:value="0.178945" calcext:value-type="float">
            <text:p>0.1789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2512" calcext:value-type="float">
            <text:p>0.52512</text:p>
          </table:table-cell>
          <table:table-cell office:value-type="float" office:value="0.1727" calcext:value-type="float">
            <text:p>0.1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3228" calcext:value-type="float">
            <text:p>0.53228</text:p>
          </table:table-cell>
          <table:table-cell office:value-type="float" office:value="0.167415" calcext:value-type="float">
            <text:p>0.1674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3822" calcext:value-type="float">
            <text:p>0.53822</text:p>
          </table:table-cell>
          <table:table-cell office:value-type="float" office:value="0.1608" calcext:value-type="float">
            <text:p>0.16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48355" calcext:value-type="float">
            <text:p>0.548355</text:p>
          </table:table-cell>
          <table:table-cell office:value-type="float" office:value="0.15184" calcext:value-type="float">
            <text:p>0.1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54785" calcext:value-type="float">
            <text:p>0.554785</text:p>
          </table:table-cell>
          <table:table-cell office:value-type="float" office:value="0.1428" calcext:value-type="float">
            <text:p>0.14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6462" calcext:value-type="float">
            <text:p>0.56462</text:p>
          </table:table-cell>
          <table:table-cell office:value-type="float" office:value="0.13137" calcext:value-type="float">
            <text:p>0.131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12143" calcext:value-type="float">
            <text:p>0.121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8945" calcext:value-type="float">
            <text:p>0.58945</text:p>
          </table:table-cell>
          <table:table-cell office:value-type="float" office:value="0.1062" calcext:value-type="float">
            <text:p>0.10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0541" calcext:value-type="float">
            <text:p>0.60541</text:p>
          </table:table-cell>
          <table:table-cell office:value-type="float" office:value="0.093905" calcext:value-type="float">
            <text:p>0.0939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4765" calcext:value-type="float">
            <text:p>0.614765</text:p>
          </table:table-cell>
          <table:table-cell office:value-type="float" office:value="0.075615" calcext:value-type="float">
            <text:p>0.0756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0474" calcext:value-type="float">
            <text:p>0.60474</text:p>
          </table:table-cell>
          <table:table-cell office:value-type="float" office:value="0.058415" calcext:value-type="float">
            <text:p>0.0584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6566" calcext:value-type="float">
            <text:p>0.46566</text:p>
          </table:table-cell>
          <table:table-cell office:value-type="float" office:value="0.04776" calcext:value-type="float">
            <text:p>0.047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5855" calcext:value-type="float">
            <text:p>0.015855</text:p>
          </table:table-cell>
          <table:table-cell office:value-type="float" office:value="0.007465" calcext:value-type="float">
            <text:p>0.0074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227" calcext:value-type="float">
            <text:p>0.002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1645" calcext:value-type="float">
            <text:p>0.0016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147" calcext:value-type="float">
            <text:p>0.001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1405" calcext:value-type="float">
            <text:p>0.0014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345" calcext:value-type="float">
            <text:p>0.0013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0.001315" calcext:value-type="float">
            <text:p>0.0013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00131" calcext:value-type="float">
            <text:p>0.001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1255" calcext:value-type="float">
            <text:p>0.0012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26" calcext:value-type="float">
            <text:p>0.001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23" calcext:value-type="float">
            <text:p>0.001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.00118" calcext:value-type="float">
            <text:p>0.001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155" calcext:value-type="float">
            <text:p>0.001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15" calcext:value-type="float">
            <text:p>0.00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001125" calcext:value-type="float">
            <text:p>0.001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105" calcext:value-type="float">
            <text:p>0.0011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095" calcext:value-type="float">
            <text:p>0.0010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095" calcext:value-type="float">
            <text:p>0.0010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.001045" calcext:value-type="float">
            <text:p>0.0010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1025" calcext:value-type="float">
            <text:p>0.0010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101" calcext:value-type="float">
            <text:p>0.00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005" calcext:value-type="float">
            <text:p>0.0010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099" calcext:value-type="float">
            <text:p>0.000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005" calcext:value-type="float">
            <text:p>0.0010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0985" calcext:value-type="float">
            <text:p>0.0009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985" calcext:value-type="float">
            <text:p>0.0009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0965" calcext:value-type="float">
            <text:p>0.0009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0975" calcext:value-type="float">
            <text:p>0.0009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0.000955" calcext:value-type="float">
            <text:p>0.0009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.00095" calcext:value-type="float">
            <text:p>0.000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00895" calcext:value-type="float">
            <text:p>0.0008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00895" calcext:value-type="float">
            <text:p>0.0008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885" calcext:value-type="float">
            <text:p>0.0008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855" calcext:value-type="float">
            <text:p>0.0008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0725" calcext:value-type="float">
            <text:p>0.0007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l_M=8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197" calcext:value-type="float">
            <text:p>0.41197</text:p>
          </table:table-cell>
          <table:table-cell office:value-type="float" office:value="0.39375" calcext:value-type="float">
            <text:p>0.39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126" calcext:value-type="float">
            <text:p>0.41126</text:p>
          </table:table-cell>
          <table:table-cell office:value-type="float" office:value="0.39405" calcext:value-type="float">
            <text:p>0.39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0.395625" calcext:value-type="float">
            <text:p>0.395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6855" calcext:value-type="float">
            <text:p>0.406855</text:p>
          </table:table-cell>
          <table:table-cell office:value-type="float" office:value="0.398985" calcext:value-type="float">
            <text:p>0.398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02125" calcext:value-type="float">
            <text:p>0.402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8245" calcext:value-type="float">
            <text:p>0.398245</text:p>
          </table:table-cell>
          <table:table-cell office:value-type="float" office:value="0.407965" calcext:value-type="float">
            <text:p>0.4079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1715" calcext:value-type="float">
            <text:p>0.391715</text:p>
          </table:table-cell>
          <table:table-cell office:value-type="float" office:value="0.41408" calcext:value-type="float">
            <text:p>0.41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3715" calcext:value-type="float">
            <text:p>0.383715</text:p>
          </table:table-cell>
          <table:table-cell office:value-type="float" office:value="0.41956" calcext:value-type="float">
            <text:p>0.419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8675" calcext:value-type="float">
            <text:p>0.378675</text:p>
          </table:table-cell>
          <table:table-cell office:value-type="float" office:value="0.4264" calcext:value-type="float">
            <text:p>0.42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1395" calcext:value-type="float">
            <text:p>0.371395</text:p>
          </table:table-cell>
          <table:table-cell office:value-type="float" office:value="0.43182" calcext:value-type="float">
            <text:p>0.43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508" calcext:value-type="float">
            <text:p>0.36508</text:p>
          </table:table-cell>
          <table:table-cell office:value-type="float" office:value="0.439945" calcext:value-type="float">
            <text:p>0.4399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695" calcext:value-type="float">
            <text:p>0.35695</text:p>
          </table:table-cell>
          <table:table-cell office:value-type="float" office:value="0.447475" calcext:value-type="float">
            <text:p>0.4474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7455" calcext:value-type="float">
            <text:p>0.347455</text:p>
          </table:table-cell>
          <table:table-cell office:value-type="float" office:value="0.45437" calcext:value-type="float">
            <text:p>0.454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40175" calcext:value-type="float">
            <text:p>0.340175</text:p>
          </table:table-cell>
          <table:table-cell office:value-type="float" office:value="0.46348" calcext:value-type="float">
            <text:p>0.46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1285" calcext:value-type="float">
            <text:p>0.331285</text:p>
          </table:table-cell>
          <table:table-cell office:value-type="float" office:value="0.470605" calcext:value-type="float">
            <text:p>0.4706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348" calcext:value-type="float">
            <text:p>0.32348</text:p>
          </table:table-cell>
          <table:table-cell office:value-type="float" office:value="0.480135" calcext:value-type="float">
            <text:p>0.480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363" calcext:value-type="float">
            <text:p>0.31363</text:p>
          </table:table-cell>
          <table:table-cell office:value-type="float" office:value="0.489305" calcext:value-type="float">
            <text:p>0.4893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0339" calcext:value-type="float">
            <text:p>0.30339</text:p>
          </table:table-cell>
          <table:table-cell office:value-type="float" office:value="0.49674" calcext:value-type="float">
            <text:p>0.496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94415" calcext:value-type="float">
            <text:p>0.294415</text:p>
          </table:table-cell>
          <table:table-cell office:value-type="float" office:value="0.50746" calcext:value-type="float">
            <text:p>0.507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287" calcext:value-type="float">
            <text:p>0.28287</text:p>
          </table:table-cell>
          <table:table-cell office:value-type="float" office:value="0.517035" calcext:value-type="float">
            <text:p>0.5170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276" calcext:value-type="float">
            <text:p>0.27276</text:p>
          </table:table-cell>
          <table:table-cell office:value-type="float" office:value="0.52838" calcext:value-type="float">
            <text:p>0.528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6168" calcext:value-type="float">
            <text:p>0.26168</text:p>
          </table:table-cell>
          <table:table-cell office:value-type="float" office:value="0.538945" calcext:value-type="float">
            <text:p>0.5389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55255" calcext:value-type="float">
            <text:p>0.255255</text:p>
          </table:table-cell>
          <table:table-cell office:value-type="float" office:value="0.544575" calcext:value-type="float">
            <text:p>0.5445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1545" calcext:value-type="float">
            <text:p>0.321545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39315" calcext:value-type="float">
            <text:p>0.539315</text:p>
          </table:table-cell>
          <table:table-cell office:value-type="float" office:value="0.216895" calcext:value-type="float">
            <text:p>0.2168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4156" calcext:value-type="float">
            <text:p>0.54156</text:p>
          </table:table-cell>
          <table:table-cell office:value-type="float" office:value="0.21821" calcext:value-type="float">
            <text:p>0.218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216665" calcext:value-type="float">
            <text:p>0.2166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36" calcext:value-type="float">
            <text:p>0.536</text:p>
          </table:table-cell>
          <table:table-cell office:value-type="float" office:value="0.2153" calcext:value-type="float">
            <text:p>0.21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3274" calcext:value-type="float">
            <text:p>0.53274</text:p>
          </table:table-cell>
          <table:table-cell office:value-type="float" office:value="0.21547" calcext:value-type="float">
            <text:p>0.215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5905" calcext:value-type="float">
            <text:p>0.535905</text:p>
          </table:table-cell>
          <table:table-cell office:value-type="float" office:value="0.21616" calcext:value-type="float">
            <text:p>0.216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34335" calcext:value-type="float">
            <text:p>0.534335</text:p>
          </table:table-cell>
          <table:table-cell office:value-type="float" office:value="0.215615" calcext:value-type="float">
            <text:p>0.2156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29575" calcext:value-type="float">
            <text:p>0.529575</text:p>
          </table:table-cell>
          <table:table-cell office:value-type="float" office:value="0.213635" calcext:value-type="float">
            <text:p>0.2136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2994" calcext:value-type="float">
            <text:p>0.52994</text:p>
          </table:table-cell>
          <table:table-cell office:value-type="float" office:value="0.214705" calcext:value-type="float">
            <text:p>0.2147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3029" calcext:value-type="float">
            <text:p>0.53029</text:p>
          </table:table-cell>
          <table:table-cell office:value-type="float" office:value="0.21307" calcext:value-type="float">
            <text:p>0.213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2932" calcext:value-type="float">
            <text:p>0.52932</text:p>
          </table:table-cell>
          <table:table-cell office:value-type="float" office:value="0.213265" calcext:value-type="float">
            <text:p>0.2132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8525" calcext:value-type="float">
            <text:p>0.528525</text:p>
          </table:table-cell>
          <table:table-cell office:value-type="float" office:value="0.212475" calcext:value-type="float">
            <text:p>0.212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23625" calcext:value-type="float">
            <text:p>0.523625</text:p>
          </table:table-cell>
          <table:table-cell office:value-type="float" office:value="0.21159" calcext:value-type="float">
            <text:p>0.211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2797" calcext:value-type="float">
            <text:p>0.52797</text:p>
          </table:table-cell>
          <table:table-cell office:value-type="float" office:value="0.213515" calcext:value-type="float">
            <text:p>0.2135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22755" calcext:value-type="float">
            <text:p>0.522755</text:p>
          </table:table-cell>
          <table:table-cell office:value-type="float" office:value="0.21149" calcext:value-type="float">
            <text:p>0.211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634" calcext:value-type="float">
            <text:p>0.52634</text:p>
          </table:table-cell>
          <table:table-cell office:value-type="float" office:value="0.21195" calcext:value-type="float">
            <text:p>0.211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2534" calcext:value-type="float">
            <text:p>0.52534</text:p>
          </table:table-cell>
          <table:table-cell office:value-type="float" office:value="0.211615" calcext:value-type="float">
            <text:p>0.2116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2047" calcext:value-type="float">
            <text:p>0.52047</text:p>
          </table:table-cell>
          <table:table-cell office:value-type="float" office:value="0.209905" calcext:value-type="float">
            <text:p>0.2099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2008" calcext:value-type="float">
            <text:p>0.52008</text:p>
          </table:table-cell>
          <table:table-cell office:value-type="float" office:value="0.211935" calcext:value-type="float">
            <text:p>0.2119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18835" calcext:value-type="float">
            <text:p>0.518835</text:p>
          </table:table-cell>
          <table:table-cell office:value-type="float" office:value="0.21237" calcext:value-type="float">
            <text:p>0.21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1919" calcext:value-type="float">
            <text:p>0.51919</text:p>
          </table:table-cell>
          <table:table-cell office:value-type="float" office:value="0.21174" calcext:value-type="float">
            <text:p>0.211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19415" calcext:value-type="float">
            <text:p>0.519415</text:p>
          </table:table-cell>
          <table:table-cell office:value-type="float" office:value="0.21019" calcext:value-type="float">
            <text:p>0.210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1732" calcext:value-type="float">
            <text:p>0.51732</text:p>
          </table:table-cell>
          <table:table-cell office:value-type="float" office:value="0.20824" calcext:value-type="float">
            <text:p>0.208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20005" calcext:value-type="float">
            <text:p>0.520005</text:p>
          </table:table-cell>
          <table:table-cell office:value-type="float" office:value="0.20893" calcext:value-type="float">
            <text:p>0.208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15525" calcext:value-type="float">
            <text:p>0.515525</text:p>
          </table:table-cell>
          <table:table-cell office:value-type="float" office:value="0.208095" calcext:value-type="float">
            <text:p>0.2080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9305" calcext:value-type="float">
            <text:p>0.519305</text:p>
          </table:table-cell>
          <table:table-cell office:value-type="float" office:value="0.20894" calcext:value-type="float">
            <text:p>0.208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16595" calcext:value-type="float">
            <text:p>0.516595</text:p>
          </table:table-cell>
          <table:table-cell office:value-type="float" office:value="0.20822" calcext:value-type="float">
            <text:p>0.208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4495" calcext:value-type="float">
            <text:p>0.514495</text:p>
          </table:table-cell>
          <table:table-cell office:value-type="float" office:value="0.20753" calcext:value-type="float">
            <text:p>0.207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14065" calcext:value-type="float">
            <text:p>0.514065</text:p>
          </table:table-cell>
          <table:table-cell office:value-type="float" office:value="0.20817" calcext:value-type="float">
            <text:p>0.208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1413" calcext:value-type="float">
            <text:p>0.51413</text:p>
          </table:table-cell>
          <table:table-cell office:value-type="float" office:value="0.20703" calcext:value-type="float">
            <text:p>0.207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1632" calcext:value-type="float">
            <text:p>0.51632</text:p>
          </table:table-cell>
          <table:table-cell office:value-type="float" office:value="0.206325" calcext:value-type="float">
            <text:p>0.2063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3555" calcext:value-type="float">
            <text:p>0.513555</text:p>
          </table:table-cell>
          <table:table-cell office:value-type="float" office:value="0.20451" calcext:value-type="float">
            <text:p>0.204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12985" calcext:value-type="float">
            <text:p>0.512985</text:p>
          </table:table-cell>
          <table:table-cell office:value-type="float" office:value="0.203505" calcext:value-type="float">
            <text:p>0.2035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5315" calcext:value-type="float">
            <text:p>0.515315</text:p>
          </table:table-cell>
          <table:table-cell office:value-type="float" office:value="0.204115" calcext:value-type="float">
            <text:p>0.204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11845" calcext:value-type="float">
            <text:p>0.511845</text:p>
          </table:table-cell>
          <table:table-cell office:value-type="float" office:value="0.20277" calcext:value-type="float">
            <text:p>0.202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15695" calcext:value-type="float">
            <text:p>0.515695</text:p>
          </table:table-cell>
          <table:table-cell office:value-type="float" office:value="0.203225" calcext:value-type="float">
            <text:p>0.2032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1492" calcext:value-type="float">
            <text:p>0.51492</text:p>
          </table:table-cell>
          <table:table-cell office:value-type="float" office:value="0.201105" calcext:value-type="float">
            <text:p>0.2011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3965" calcext:value-type="float">
            <text:p>0.513965</text:p>
          </table:table-cell>
          <table:table-cell office:value-type="float" office:value="0.19902" calcext:value-type="float">
            <text:p>0.199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1398" calcext:value-type="float">
            <text:p>0.51398</text:p>
          </table:table-cell>
          <table:table-cell office:value-type="float" office:value="0.199515" calcext:value-type="float">
            <text:p>0.199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426" calcext:value-type="float">
            <text:p>0.51426</text:p>
          </table:table-cell>
          <table:table-cell office:value-type="float" office:value="0.19867" calcext:value-type="float">
            <text:p>0.19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199285" calcext:value-type="float">
            <text:p>0.1992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1262" calcext:value-type="float">
            <text:p>0.51262</text:p>
          </table:table-cell>
          <table:table-cell office:value-type="float" office:value="0.19709" calcext:value-type="float">
            <text:p>0.19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12205" calcext:value-type="float">
            <text:p>0.512205</text:p>
          </table:table-cell>
          <table:table-cell office:value-type="float" office:value="0.196045" calcext:value-type="float">
            <text:p>0.1960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14705" calcext:value-type="float">
            <text:p>0.514705</text:p>
          </table:table-cell>
          <table:table-cell office:value-type="float" office:value="0.19673" calcext:value-type="float">
            <text:p>0.196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10845" calcext:value-type="float">
            <text:p>0.510845</text:p>
          </table:table-cell>
          <table:table-cell office:value-type="float" office:value="0.1955" calcext:value-type="float">
            <text:p>0.19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1448" calcext:value-type="float">
            <text:p>0.51448</text:p>
          </table:table-cell>
          <table:table-cell office:value-type="float" office:value="0.19629" calcext:value-type="float">
            <text:p>0.196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13525" calcext:value-type="float">
            <text:p>0.513525</text:p>
          </table:table-cell>
          <table:table-cell office:value-type="float" office:value="0.19451" calcext:value-type="float">
            <text:p>0.19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1169" calcext:value-type="float">
            <text:p>0.51169</text:p>
          </table:table-cell>
          <table:table-cell office:value-type="float" office:value="0.193425" calcext:value-type="float">
            <text:p>0.1934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1275" calcext:value-type="float">
            <text:p>0.51275</text:p>
          </table:table-cell>
          <table:table-cell office:value-type="float" office:value="0.19308" calcext:value-type="float">
            <text:p>0.193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14185" calcext:value-type="float">
            <text:p>0.514185</text:p>
          </table:table-cell>
          <table:table-cell office:value-type="float" office:value="0.190845" calcext:value-type="float">
            <text:p>0.1908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1624" calcext:value-type="float">
            <text:p>0.51624</text:p>
          </table:table-cell>
          <table:table-cell office:value-type="float" office:value="0.19031" calcext:value-type="float">
            <text:p>0.190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3985" calcext:value-type="float">
            <text:p>0.513985</text:p>
          </table:table-cell>
          <table:table-cell office:value-type="float" office:value="0.188335" calcext:value-type="float">
            <text:p>0.1883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3135" calcext:value-type="float">
            <text:p>0.513135</text:p>
          </table:table-cell>
          <table:table-cell office:value-type="float" office:value="0.187315" calcext:value-type="float">
            <text:p>0.1873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1793" calcext:value-type="float">
            <text:p>0.51793</text:p>
          </table:table-cell>
          <table:table-cell office:value-type="float" office:value="0.186965" calcext:value-type="float">
            <text:p>0.1869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1625" calcext:value-type="float">
            <text:p>0.51625</text:p>
          </table:table-cell>
          <table:table-cell office:value-type="float" office:value="0.183935" calcext:value-type="float">
            <text:p>0.1839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021" calcext:value-type="float">
            <text:p>0.52021</text:p>
          </table:table-cell>
          <table:table-cell office:value-type="float" office:value="0.18311" calcext:value-type="float">
            <text:p>0.183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21415" calcext:value-type="float">
            <text:p>0.521415</text:p>
          </table:table-cell>
          <table:table-cell office:value-type="float" office:value="0.17985" calcext:value-type="float">
            <text:p>0.179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2158" calcext:value-type="float">
            <text:p>0.52158</text:p>
          </table:table-cell>
          <table:table-cell office:value-type="float" office:value="0.176535" calcext:value-type="float">
            <text:p>0.1765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2505" calcext:value-type="float">
            <text:p>0.52505</text:p>
          </table:table-cell>
          <table:table-cell office:value-type="float" office:value="0.174535" calcext:value-type="float">
            <text:p>0.1745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27575" calcext:value-type="float">
            <text:p>0.527575</text:p>
          </table:table-cell>
          <table:table-cell office:value-type="float" office:value="0.171105" calcext:value-type="float">
            <text:p>0.1711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32185" calcext:value-type="float">
            <text:p>0.532185</text:p>
          </table:table-cell>
          <table:table-cell office:value-type="float" office:value="0.168205" calcext:value-type="float">
            <text:p>0.1682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3145" calcext:value-type="float">
            <text:p>0.53145</text:p>
          </table:table-cell>
          <table:table-cell office:value-type="float" office:value="0.164475" calcext:value-type="float">
            <text:p>0.1644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3244" calcext:value-type="float">
            <text:p>0.53244</text:p>
          </table:table-cell>
          <table:table-cell office:value-type="float" office:value="0.162055" calcext:value-type="float">
            <text:p>0.1620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3902" calcext:value-type="float">
            <text:p>0.53902</text:p>
          </table:table-cell>
          <table:table-cell office:value-type="float" office:value="0.160015" calcext:value-type="float">
            <text:p>0.1600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38265" calcext:value-type="float">
            <text:p>0.538265</text:p>
          </table:table-cell>
          <table:table-cell office:value-type="float" office:value="0.15612" calcext:value-type="float">
            <text:p>0.156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44825" calcext:value-type="float">
            <text:p>0.544825</text:p>
          </table:table-cell>
          <table:table-cell office:value-type="float" office:value="0.152915" calcext:value-type="float">
            <text:p>0.1529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49575" calcext:value-type="float">
            <text:p>0.549575</text:p>
          </table:table-cell>
          <table:table-cell office:value-type="float" office:value="0.14756" calcext:value-type="float">
            <text:p>0.147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51875" calcext:value-type="float">
            <text:p>0.551875</text:p>
          </table:table-cell>
          <table:table-cell office:value-type="float" office:value="0.140865" calcext:value-type="float">
            <text:p>0.1408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61695" calcext:value-type="float">
            <text:p>0.561695</text:p>
          </table:table-cell>
          <table:table-cell office:value-type="float" office:value="0.133535" calcext:value-type="float">
            <text:p>0.1335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67435" calcext:value-type="float">
            <text:p>0.567435</text:p>
          </table:table-cell>
          <table:table-cell office:value-type="float" office:value="0.12683" calcext:value-type="float">
            <text:p>0.126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76495" calcext:value-type="float">
            <text:p>0.576495</text:p>
          </table:table-cell>
          <table:table-cell office:value-type="float" office:value="0.119345" calcext:value-type="float">
            <text:p>0.1193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0805" calcext:value-type="float">
            <text:p>0.580805</text:p>
          </table:table-cell>
          <table:table-cell office:value-type="float" office:value="0.112505" calcext:value-type="float">
            <text:p>0.1125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88915" calcext:value-type="float">
            <text:p>0.588915</text:p>
          </table:table-cell>
          <table:table-cell office:value-type="float" office:value="0.102865" calcext:value-type="float">
            <text:p>0.1028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0025" calcext:value-type="float">
            <text:p>0.600025</text:p>
          </table:table-cell>
          <table:table-cell office:value-type="float" office:value="0.095085" calcext:value-type="float">
            <text:p>0.0950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0801" calcext:value-type="float">
            <text:p>0.60801</text:p>
          </table:table-cell>
          <table:table-cell office:value-type="float" office:value="0.083395" calcext:value-type="float">
            <text:p>0.0833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073445" calcext:value-type="float">
            <text:p>0.0734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2407" calcext:value-type="float">
            <text:p>0.62407</text:p>
          </table:table-cell>
          <table:table-cell office:value-type="float" office:value="0.05962" calcext:value-type="float">
            <text:p>0.059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0469" calcext:value-type="float">
            <text:p>0.60469</text:p>
          </table:table-cell>
          <table:table-cell office:value-type="float" office:value="0.04684" calcext:value-type="float">
            <text:p>0.046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43275" calcext:value-type="float">
            <text:p>0.443275</text:p>
          </table:table-cell>
          <table:table-cell office:value-type="float" office:value="0.03751" calcext:value-type="float">
            <text:p>0.037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151" calcext:value-type="float">
            <text:p>0.001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1035" calcext:value-type="float">
            <text:p>0.0010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099" calcext:value-type="float">
            <text:p>0.00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0995" calcext:value-type="float">
            <text:p>0.0009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00096" calcext:value-type="float">
            <text:p>0.000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0945" calcext:value-type="float">
            <text:p>0.0009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2145" calcext:value-type="float">
            <text:p>0.002145</text:p>
          </table:table-cell>
          <table:table-cell office:value-type="float" office:value="0.000945" calcext:value-type="float">
            <text:p>0.0009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2135" calcext:value-type="float">
            <text:p>0.002135</text:p>
          </table:table-cell>
          <table:table-cell office:value-type="float" office:value="0.000925" calcext:value-type="float">
            <text:p>0.0009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15" calcext:value-type="float">
            <text:p>0.0009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091" calcext:value-type="float">
            <text:p>0.000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0885" calcext:value-type="float">
            <text:p>0.0008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0865" calcext:value-type="float">
            <text:p>0.0008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.000855" calcext:value-type="float">
            <text:p>0.0008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0845" calcext:value-type="float">
            <text:p>0.0008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15" calcext:value-type="float">
            <text:p>0.0008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081" calcext:value-type="float">
            <text:p>0.000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79" calcext:value-type="float">
            <text:p>0.000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0078" calcext:value-type="float">
            <text:p>0.000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775" calcext:value-type="float">
            <text:p>0.0007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0755" calcext:value-type="float">
            <text:p>0.0007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75" calcext:value-type="float">
            <text:p>0.000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075" calcext:value-type="float">
            <text:p>0.000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.000725" calcext:value-type="float">
            <text:p>0.0007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0.000715" calcext:value-type="float">
            <text:p>0.0007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05" calcext:value-type="float">
            <text:p>0.0007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685" calcext:value-type="float">
            <text:p>0.0006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1505" calcext:value-type="float">
            <text:p>0.001505</text:p>
          </table:table-cell>
          <table:table-cell office:value-type="float" office:value="0.000685" calcext:value-type="float">
            <text:p>0.0006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0665" calcext:value-type="float">
            <text:p>0.0006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285" calcext:value-type="float">
            <text:p>0.0002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l_M=10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393245" calcext:value-type="float">
            <text:p>0.393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245" calcext:value-type="float">
            <text:p>0.41245</text:p>
          </table:table-cell>
          <table:table-cell office:value-type="float" office:value="0.39477" calcext:value-type="float">
            <text:p>0.394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8525" calcext:value-type="float">
            <text:p>0.408525</text:p>
          </table:table-cell>
          <table:table-cell office:value-type="float" office:value="0.394655" calcext:value-type="float">
            <text:p>0.394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400555" calcext:value-type="float">
            <text:p>0.4005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247" calcext:value-type="float">
            <text:p>0.40247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6755" calcext:value-type="float">
            <text:p>0.396755</text:p>
          </table:table-cell>
          <table:table-cell office:value-type="float" office:value="0.408835" calcext:value-type="float">
            <text:p>0.4088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2685" calcext:value-type="float">
            <text:p>0.392685</text:p>
          </table:table-cell>
          <table:table-cell office:value-type="float" office:value="0.41441" calcext:value-type="float">
            <text:p>0.41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478" calcext:value-type="float">
            <text:p>0.38478</text:p>
          </table:table-cell>
          <table:table-cell office:value-type="float" office:value="0.41925" calcext:value-type="float">
            <text:p>0.41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822" calcext:value-type="float">
            <text:p>0.37822</text:p>
          </table:table-cell>
          <table:table-cell office:value-type="float" office:value="0.426955" calcext:value-type="float">
            <text:p>0.4269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171" calcext:value-type="float">
            <text:p>0.37171</text:p>
          </table:table-cell>
          <table:table-cell office:value-type="float" office:value="0.43353" calcext:value-type="float">
            <text:p>0.433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4665" calcext:value-type="float">
            <text:p>0.364665</text:p>
          </table:table-cell>
          <table:table-cell office:value-type="float" office:value="0.440155" calcext:value-type="float">
            <text:p>0.440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923" calcext:value-type="float">
            <text:p>0.35923</text:p>
          </table:table-cell>
          <table:table-cell office:value-type="float" office:value="0.446815" calcext:value-type="float">
            <text:p>0.4468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019" calcext:value-type="float">
            <text:p>0.35019</text:p>
          </table:table-cell>
          <table:table-cell office:value-type="float" office:value="0.452935" calcext:value-type="float">
            <text:p>0.4529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42915" calcext:value-type="float">
            <text:p>0.342915</text:p>
          </table:table-cell>
          <table:table-cell office:value-type="float" office:value="0.461155" calcext:value-type="float">
            <text:p>0.4611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577" calcext:value-type="float">
            <text:p>0.33577</text:p>
          </table:table-cell>
          <table:table-cell office:value-type="float" office:value="0.468115" calcext:value-type="float">
            <text:p>0.468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7995" calcext:value-type="float">
            <text:p>0.327995</text:p>
          </table:table-cell>
          <table:table-cell office:value-type="float" office:value="0.47549" calcext:value-type="float">
            <text:p>0.47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987" calcext:value-type="float">
            <text:p>0.31987</text:p>
          </table:table-cell>
          <table:table-cell office:value-type="float" office:value="0.484475" calcext:value-type="float">
            <text:p>0.4844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0.49251" calcext:value-type="float">
            <text:p>0.492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0068" calcext:value-type="float">
            <text:p>0.30068</text:p>
          </table:table-cell>
          <table:table-cell office:value-type="float" office:value="0.50097" calcext:value-type="float">
            <text:p>0.500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184" calcext:value-type="float">
            <text:p>0.29184</text:p>
          </table:table-cell>
          <table:table-cell office:value-type="float" office:value="0.509235" calcext:value-type="float">
            <text:p>0.5092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82485" calcext:value-type="float">
            <text:p>0.282485</text:p>
          </table:table-cell>
          <table:table-cell office:value-type="float" office:value="0.519615" calcext:value-type="float">
            <text:p>0.5196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289" calcext:value-type="float">
            <text:p>0.27289</text:p>
          </table:table-cell>
          <table:table-cell office:value-type="float" office:value="0.529015" calcext:value-type="float">
            <text:p>0.529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67505" calcext:value-type="float">
            <text:p>0.267505</text:p>
          </table:table-cell>
          <table:table-cell office:value-type="float" office:value="0.53495" calcext:value-type="float">
            <text:p>0.53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486645" calcext:value-type="float">
            <text:p>0.4866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2705" calcext:value-type="float">
            <text:p>0.552705</text:p>
          </table:table-cell>
          <table:table-cell office:value-type="float" office:value="0.20672" calcext:value-type="float">
            <text:p>0.206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5542" calcext:value-type="float">
            <text:p>0.55542</text:p>
          </table:table-cell>
          <table:table-cell office:value-type="float" office:value="0.20749" calcext:value-type="float">
            <text:p>0.207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55545" calcext:value-type="float">
            <text:p>0.555545</text:p>
          </table:table-cell>
          <table:table-cell office:value-type="float" office:value="0.204445" calcext:value-type="float">
            <text:p>0.2044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5201" calcext:value-type="float">
            <text:p>0.55201</text:p>
          </table:table-cell>
          <table:table-cell office:value-type="float" office:value="0.20333" calcext:value-type="float">
            <text:p>0.20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49655" calcext:value-type="float">
            <text:p>0.549655</text:p>
          </table:table-cell>
          <table:table-cell office:value-type="float" office:value="0.202975" calcext:value-type="float">
            <text:p>0.202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52825" calcext:value-type="float">
            <text:p>0.552825</text:p>
          </table:table-cell>
          <table:table-cell office:value-type="float" office:value="0.203675" calcext:value-type="float">
            <text:p>0.2036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5055" calcext:value-type="float">
            <text:p>0.55055</text:p>
          </table:table-cell>
          <table:table-cell office:value-type="float" office:value="0.203825" calcext:value-type="float">
            <text:p>0.2038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46725" calcext:value-type="float">
            <text:p>0.546725</text:p>
          </table:table-cell>
          <table:table-cell office:value-type="float" office:value="0.201505" calcext:value-type="float">
            <text:p>0.2015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46635" calcext:value-type="float">
            <text:p>0.546635</text:p>
          </table:table-cell>
          <table:table-cell office:value-type="float" office:value="0.20126" calcext:value-type="float">
            <text:p>0.201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4616" calcext:value-type="float">
            <text:p>0.54616</text:p>
          </table:table-cell>
          <table:table-cell office:value-type="float" office:value="0.2012" calcext:value-type="float">
            <text:p>0.2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4305" calcext:value-type="float">
            <text:p>0.544305</text:p>
          </table:table-cell>
          <table:table-cell office:value-type="float" office:value="0.20237" calcext:value-type="float">
            <text:p>0.202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42125" calcext:value-type="float">
            <text:p>0.542125</text:p>
          </table:table-cell>
          <table:table-cell office:value-type="float" office:value="0.20283" calcext:value-type="float">
            <text:p>0.202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40145" calcext:value-type="float">
            <text:p>0.540145</text:p>
          </table:table-cell>
          <table:table-cell office:value-type="float" office:value="0.204515" calcext:value-type="float">
            <text:p>0.2045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642" calcext:value-type="float">
            <text:p>0.53642</text:p>
          </table:table-cell>
          <table:table-cell office:value-type="float" office:value="0.203585" calcext:value-type="float">
            <text:p>0.2035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35515" calcext:value-type="float">
            <text:p>0.535515</text:p>
          </table:table-cell>
          <table:table-cell office:value-type="float" office:value="0.20292" calcext:value-type="float">
            <text:p>0.202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39195" calcext:value-type="float">
            <text:p>0.539195</text:p>
          </table:table-cell>
          <table:table-cell office:value-type="float" office:value="0.20343" calcext:value-type="float">
            <text:p>0.203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37165" calcext:value-type="float">
            <text:p>0.537165</text:p>
          </table:table-cell>
          <table:table-cell office:value-type="float" office:value="0.204105" calcext:value-type="float">
            <text:p>0.204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32565" calcext:value-type="float">
            <text:p>0.532565</text:p>
          </table:table-cell>
          <table:table-cell office:value-type="float" office:value="0.20191" calcext:value-type="float">
            <text:p>0.201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34815" calcext:value-type="float">
            <text:p>0.534815</text:p>
          </table:table-cell>
          <table:table-cell office:value-type="float" office:value="0.201975" calcext:value-type="float">
            <text:p>0.2019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35075" calcext:value-type="float">
            <text:p>0.535075</text:p>
          </table:table-cell>
          <table:table-cell office:value-type="float" office:value="0.200505" calcext:value-type="float">
            <text:p>0.2005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34155" calcext:value-type="float">
            <text:p>0.534155</text:p>
          </table:table-cell>
          <table:table-cell office:value-type="float" office:value="0.201395" calcext:value-type="float">
            <text:p>0.2013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3365" calcext:value-type="float">
            <text:p>0.53365</text:p>
          </table:table-cell>
          <table:table-cell office:value-type="float" office:value="0.20038" calcext:value-type="float">
            <text:p>0.200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30795" calcext:value-type="float">
            <text:p>0.530795</text:p>
          </table:table-cell>
          <table:table-cell office:value-type="float" office:value="0.197885" calcext:value-type="float">
            <text:p>0.1978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36665" calcext:value-type="float">
            <text:p>0.536665</text:p>
          </table:table-cell>
          <table:table-cell office:value-type="float" office:value="0.198465" calcext:value-type="float">
            <text:p>0.1984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3026" calcext:value-type="float">
            <text:p>0.53026</text:p>
          </table:table-cell>
          <table:table-cell office:value-type="float" office:value="0.198155" calcext:value-type="float">
            <text:p>0.1981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33015" calcext:value-type="float">
            <text:p>0.533015</text:p>
          </table:table-cell>
          <table:table-cell office:value-type="float" office:value="0.19986" calcext:value-type="float">
            <text:p>0.199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2555" calcext:value-type="float">
            <text:p>0.532555</text:p>
          </table:table-cell>
          <table:table-cell office:value-type="float" office:value="0.199185" calcext:value-type="float">
            <text:p>0.199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2781" calcext:value-type="float">
            <text:p>0.52781</text:p>
          </table:table-cell>
          <table:table-cell office:value-type="float" office:value="0.19725" calcext:value-type="float">
            <text:p>0.197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198635" calcext:value-type="float">
            <text:p>0.1986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28495" calcext:value-type="float">
            <text:p>0.528495</text:p>
          </table:table-cell>
          <table:table-cell office:value-type="float" office:value="0.19794" calcext:value-type="float">
            <text:p>0.197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2902" calcext:value-type="float">
            <text:p>0.52902</text:p>
          </table:table-cell>
          <table:table-cell office:value-type="float" office:value="0.19759" calcext:value-type="float">
            <text:p>0.197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813" calcext:value-type="float">
            <text:p>0.52813</text:p>
          </table:table-cell>
          <table:table-cell office:value-type="float" office:value="0.196865" calcext:value-type="float">
            <text:p>0.1968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195405" calcext:value-type="float">
            <text:p>0.1954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30675" calcext:value-type="float">
            <text:p>0.530675</text:p>
          </table:table-cell>
          <table:table-cell office:value-type="float" office:value="0.19569" calcext:value-type="float">
            <text:p>0.195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2571" calcext:value-type="float">
            <text:p>0.52571</text:p>
          </table:table-cell>
          <table:table-cell office:value-type="float" office:value="0.194115" calcext:value-type="float">
            <text:p>0.194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2946" calcext:value-type="float">
            <text:p>0.52946</text:p>
          </table:table-cell>
          <table:table-cell office:value-type="float" office:value="0.19431" calcext:value-type="float">
            <text:p>0.194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3013" calcext:value-type="float">
            <text:p>0.53013</text:p>
          </table:table-cell>
          <table:table-cell office:value-type="float" office:value="0.192625" calcext:value-type="float">
            <text:p>0.1926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26025" calcext:value-type="float">
            <text:p>0.526025</text:p>
          </table:table-cell>
          <table:table-cell office:value-type="float" office:value="0.190395" calcext:value-type="float">
            <text:p>0.1903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678" calcext:value-type="float">
            <text:p>0.52678</text:p>
          </table:table-cell>
          <table:table-cell office:value-type="float" office:value="0.191835" calcext:value-type="float">
            <text:p>0.1918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683" calcext:value-type="float">
            <text:p>0.52683</text:p>
          </table:table-cell>
          <table:table-cell office:value-type="float" office:value="0.190895" calcext:value-type="float">
            <text:p>0.1908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26565" calcext:value-type="float">
            <text:p>0.526565</text:p>
          </table:table-cell>
          <table:table-cell office:value-type="float" office:value="0.191425" calcext:value-type="float">
            <text:p>0.1914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564" calcext:value-type="float">
            <text:p>0.52564</text:p>
          </table:table-cell>
          <table:table-cell office:value-type="float" office:value="0.19076" calcext:value-type="float">
            <text:p>0.190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22625" calcext:value-type="float">
            <text:p>0.522625</text:p>
          </table:table-cell>
          <table:table-cell office:value-type="float" office:value="0.19039" calcext:value-type="float">
            <text:p>0.190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25925" calcext:value-type="float">
            <text:p>0.525925</text:p>
          </table:table-cell>
          <table:table-cell office:value-type="float" office:value="0.19056" calcext:value-type="float">
            <text:p>0.190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22745" calcext:value-type="float">
            <text:p>0.522745</text:p>
          </table:table-cell>
          <table:table-cell office:value-type="float" office:value="0.18858" calcext:value-type="float">
            <text:p>0.188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655" calcext:value-type="float">
            <text:p>0.52655</text:p>
          </table:table-cell>
          <table:table-cell office:value-type="float" office:value="0.189545" calcext:value-type="float">
            <text:p>0.1895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24155" calcext:value-type="float">
            <text:p>0.524155</text:p>
          </table:table-cell>
          <table:table-cell office:value-type="float" office:value="0.18883" calcext:value-type="float">
            <text:p>0.188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23405" calcext:value-type="float">
            <text:p>0.523405</text:p>
          </table:table-cell>
          <table:table-cell office:value-type="float" office:value="0.18664" calcext:value-type="float">
            <text:p>0.186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2416" calcext:value-type="float">
            <text:p>0.52416</text:p>
          </table:table-cell>
          <table:table-cell office:value-type="float" office:value="0.18701" calcext:value-type="float">
            <text:p>0.187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2452" calcext:value-type="float">
            <text:p>0.52452</text:p>
          </table:table-cell>
          <table:table-cell office:value-type="float" office:value="0.18566" calcext:value-type="float">
            <text:p>0.185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26055" calcext:value-type="float">
            <text:p>0.526055</text:p>
          </table:table-cell>
          <table:table-cell office:value-type="float" office:value="0.185825" calcext:value-type="float">
            <text:p>0.1858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2319" calcext:value-type="float">
            <text:p>0.52319</text:p>
          </table:table-cell>
          <table:table-cell office:value-type="float" office:value="0.1841" calcext:value-type="float">
            <text:p>0.18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2194" calcext:value-type="float">
            <text:p>0.52194</text:p>
          </table:table-cell>
          <table:table-cell office:value-type="float" office:value="0.18445" calcext:value-type="float">
            <text:p>0.184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2442" calcext:value-type="float">
            <text:p>0.52442</text:p>
          </table:table-cell>
          <table:table-cell office:value-type="float" office:value="0.18486" calcext:value-type="float">
            <text:p>0.184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2088" calcext:value-type="float">
            <text:p>0.52088</text:p>
          </table:table-cell>
          <table:table-cell office:value-type="float" office:value="0.183785" calcext:value-type="float">
            <text:p>0.1837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4915" calcext:value-type="float">
            <text:p>0.524915</text:p>
          </table:table-cell>
          <table:table-cell office:value-type="float" office:value="0.18414" calcext:value-type="float">
            <text:p>0.184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2368" calcext:value-type="float">
            <text:p>0.52368</text:p>
          </table:table-cell>
          <table:table-cell office:value-type="float" office:value="0.182885" calcext:value-type="float">
            <text:p>0.1828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22515" calcext:value-type="float">
            <text:p>0.522515</text:p>
          </table:table-cell>
          <table:table-cell office:value-type="float" office:value="0.180905" calcext:value-type="float">
            <text:p>0.1809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2373" calcext:value-type="float">
            <text:p>0.52373</text:p>
          </table:table-cell>
          <table:table-cell office:value-type="float" office:value="0.180365" calcext:value-type="float">
            <text:p>0.1803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2344" calcext:value-type="float">
            <text:p>0.52344</text:p>
          </table:table-cell>
          <table:table-cell office:value-type="float" office:value="0.180355" calcext:value-type="float">
            <text:p>0.1803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25045" calcext:value-type="float">
            <text:p>0.525045</text:p>
          </table:table-cell>
          <table:table-cell office:value-type="float" office:value="0.17957" calcext:value-type="float">
            <text:p>0.179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23585" calcext:value-type="float">
            <text:p>0.523585</text:p>
          </table:table-cell>
          <table:table-cell office:value-type="float" office:value="0.17795" calcext:value-type="float">
            <text:p>0.177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22515" calcext:value-type="float">
            <text:p>0.522515</text:p>
          </table:table-cell>
          <table:table-cell office:value-type="float" office:value="0.177265" calcext:value-type="float">
            <text:p>0.1772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25575" calcext:value-type="float">
            <text:p>0.525575</text:p>
          </table:table-cell>
          <table:table-cell office:value-type="float" office:value="0.177445" calcext:value-type="float">
            <text:p>0.1774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22825" calcext:value-type="float">
            <text:p>0.522825</text:p>
          </table:table-cell>
          <table:table-cell office:value-type="float" office:value="0.17562" calcext:value-type="float">
            <text:p>0.175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27565" calcext:value-type="float">
            <text:p>0.527565</text:p>
          </table:table-cell>
          <table:table-cell office:value-type="float" office:value="0.17535" calcext:value-type="float">
            <text:p>0.175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27075" calcext:value-type="float">
            <text:p>0.527075</text:p>
          </table:table-cell>
          <table:table-cell office:value-type="float" office:value="0.173395" calcext:value-type="float">
            <text:p>0.1733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2676" calcext:value-type="float">
            <text:p>0.52676</text:p>
          </table:table-cell>
          <table:table-cell office:value-type="float" office:value="0.17171" calcext:value-type="float">
            <text:p>0.171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2517" calcext:value-type="float">
            <text:p>0.52517</text:p>
          </table:table-cell>
          <table:table-cell office:value-type="float" office:value="0.169375" calcext:value-type="float">
            <text:p>0.1693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32135" calcext:value-type="float">
            <text:p>0.532135</text:p>
          </table:table-cell>
          <table:table-cell office:value-type="float" office:value="0.16922" calcext:value-type="float">
            <text:p>0.169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3203" calcext:value-type="float">
            <text:p>0.53203</text:p>
          </table:table-cell>
          <table:table-cell office:value-type="float" office:value="0.167915" calcext:value-type="float">
            <text:p>0.1679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2978" calcext:value-type="float">
            <text:p>0.52978</text:p>
          </table:table-cell>
          <table:table-cell office:value-type="float" office:value="0.16565" calcext:value-type="float">
            <text:p>0.165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32755" calcext:value-type="float">
            <text:p>0.532755</text:p>
          </table:table-cell>
          <table:table-cell office:value-type="float" office:value="0.164485" calcext:value-type="float">
            <text:p>0.1644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3207" calcext:value-type="float">
            <text:p>0.53207</text:p>
          </table:table-cell>
          <table:table-cell office:value-type="float" office:value="0.16209" calcext:value-type="float">
            <text:p>0.162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34855" calcext:value-type="float">
            <text:p>0.534855</text:p>
          </table:table-cell>
          <table:table-cell office:value-type="float" office:value="0.159925" calcext:value-type="float">
            <text:p>0.1599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158535" calcext:value-type="float">
            <text:p>0.1585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39525" calcext:value-type="float">
            <text:p>0.539525</text:p>
          </table:table-cell>
          <table:table-cell office:value-type="float" office:value="0.15614" calcext:value-type="float">
            <text:p>0.156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40085" calcext:value-type="float">
            <text:p>0.540085</text:p>
          </table:table-cell>
          <table:table-cell office:value-type="float" office:value="0.153445" calcext:value-type="float">
            <text:p>0.1534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40785" calcext:value-type="float">
            <text:p>0.540785</text:p>
          </table:table-cell>
          <table:table-cell office:value-type="float" office:value="0.149395" calcext:value-type="float">
            <text:p>0.14939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47795" calcext:value-type="float">
            <text:p>0.547795</text:p>
          </table:table-cell>
          <table:table-cell office:value-type="float" office:value="0.149315" calcext:value-type="float">
            <text:p>0.1493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50055" calcext:value-type="float">
            <text:p>0.550055</text:p>
          </table:table-cell>
          <table:table-cell office:value-type="float" office:value="0.145865" calcext:value-type="float">
            <text:p>0.1458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4977" calcext:value-type="float">
            <text:p>0.54977</text:p>
          </table:table-cell>
          <table:table-cell office:value-type="float" office:value="0.14182" calcext:value-type="float">
            <text:p>0.141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5564" calcext:value-type="float">
            <text:p>0.55564</text:p>
          </table:table-cell>
          <table:table-cell office:value-type="float" office:value="0.13785" calcext:value-type="float">
            <text:p>0.137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56125" calcext:value-type="float">
            <text:p>0.556125</text:p>
          </table:table-cell>
          <table:table-cell office:value-type="float" office:value="0.13451" calcext:value-type="float">
            <text:p>0.134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6068" calcext:value-type="float">
            <text:p>0.56068</text:p>
          </table:table-cell>
          <table:table-cell office:value-type="float" office:value="0.130425" calcext:value-type="float">
            <text:p>0.1304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66415" calcext:value-type="float">
            <text:p>0.566415</text:p>
          </table:table-cell>
          <table:table-cell office:value-type="float" office:value="0.12738" calcext:value-type="float">
            <text:p>0.127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71105" calcext:value-type="float">
            <text:p>0.571105</text:p>
          </table:table-cell>
          <table:table-cell office:value-type="float" office:value="0.12214" calcext:value-type="float">
            <text:p>0.122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7212" calcext:value-type="float">
            <text:p>0.57212</text:p>
          </table:table-cell>
          <table:table-cell office:value-type="float" office:value="0.11731" calcext:value-type="float">
            <text:p>0.117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7537" calcext:value-type="float">
            <text:p>0.57537</text:p>
          </table:table-cell>
          <table:table-cell office:value-type="float" office:value="0.111135" calcext:value-type="float">
            <text:p>0.1111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86785" calcext:value-type="float">
            <text:p>0.586785</text:p>
          </table:table-cell>
          <table:table-cell office:value-type="float" office:value="0.107175" calcext:value-type="float">
            <text:p>0.107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91775" calcext:value-type="float">
            <text:p>0.591775</text:p>
          </table:table-cell>
          <table:table-cell office:value-type="float" office:value="0.100115" calcext:value-type="float">
            <text:p>0.100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95585" calcext:value-type="float">
            <text:p>0.595585</text:p>
          </table:table-cell>
          <table:table-cell office:value-type="float" office:value="0.09365" calcext:value-type="float">
            <text:p>0.093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06535" calcext:value-type="float">
            <text:p>0.606535</text:p>
          </table:table-cell>
          <table:table-cell office:value-type="float" office:value="0.085325" calcext:value-type="float">
            <text:p>0.0853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0992" calcext:value-type="float">
            <text:p>0.60992</text:p>
          </table:table-cell>
          <table:table-cell office:value-type="float" office:value="0.077455" calcext:value-type="float">
            <text:p>0.0774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2039" calcext:value-type="float">
            <text:p>0.62039</text:p>
          </table:table-cell>
          <table:table-cell office:value-type="float" office:value="0.068155" calcext:value-type="float">
            <text:p>0.0681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3105" calcext:value-type="float">
            <text:p>0.63105</text:p>
          </table:table-cell>
          <table:table-cell office:value-type="float" office:value="0.05999" calcext:value-type="float">
            <text:p>0.059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2991" calcext:value-type="float">
            <text:p>0.62991</text:p>
          </table:table-cell>
          <table:table-cell office:value-type="float" office:value="0.04897" calcext:value-type="float">
            <text:p>0.048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03795" calcext:value-type="float">
            <text:p>0.603795</text:p>
          </table:table-cell>
          <table:table-cell office:value-type="float" office:value="0.039015" calcext:value-type="float">
            <text:p>0.0390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22435" calcext:value-type="float">
            <text:p>0.422435</text:p>
          </table:table-cell>
          <table:table-cell office:value-type="float" office:value="0.030805" calcext:value-type="float">
            <text:p>0.030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02935" calcext:value-type="float">
            <text:p>0.0029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1075" calcext:value-type="float">
            <text:p>0.0010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71" calcext:value-type="float">
            <text:p>0.000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000685" calcext:value-type="float">
            <text:p>0.0006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0695" calcext:value-type="float">
            <text:p>0.0006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0685" calcext:value-type="float">
            <text:p>0.0006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0685" calcext:value-type="float">
            <text:p>0.0006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068" calcext:value-type="float">
            <text:p>0.000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45" calcext:value-type="float">
            <text:p>0.0006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0.00066" calcext:value-type="float">
            <text:p>0.000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1605" calcext:value-type="float">
            <text:p>0.001605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0615" calcext:value-type="float">
            <text:p>0.0006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0615" calcext:value-type="float">
            <text:p>0.000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0605" calcext:value-type="float">
            <text:p>0.0006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0595" calcext:value-type="float">
            <text:p>0.0005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0585" calcext:value-type="float">
            <text:p>0.0005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0595" calcext:value-type="float">
            <text:p>0.0005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575" calcext:value-type="float">
            <text:p>0.0005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57" calcext:value-type="float">
            <text:p>0.0005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0565" calcext:value-type="float">
            <text:p>0.0005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0545" calcext:value-type="float">
            <text:p>0.0005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0535" calcext:value-type="float">
            <text:p>0.0005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535" calcext:value-type="float">
            <text:p>0.0005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0515" calcext:value-type="float">
            <text:p>0.0005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3:25:02.819262193</meta:creation-date>
    <dc:date>2018-03-15T14:55:46.278533189</dc:date>
    <meta:editing-duration>PT1H10M11S</meta:editing-duration>
    <meta:editing-cycles>2</meta:editing-cycles>
    <meta:generator>LibreOffice/5.1.6.2$Linux_X86_64 LibreOffice_project/10m0$Build-2</meta:generator>
    <meta:document-statistic meta:table-count="5" meta:cell-count="2325" meta:object-count="0"/>
  </office:meta>
</office:document-meta>
</file>